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LocationElementPage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LocationElementPage.createControl( Composit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ewLocationElementPage.NewLocationElemen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